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4db37" officeooo:paragraph-rsid="0014db3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9dcdd" officeooo:paragraph-rsid="0019dc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aaa87" officeooo:paragraph-rsid="001aaa8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3f1f" officeooo:paragraph-rsid="00153f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3f1f" officeooo:paragraph-rsid="0015e84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e848" officeooo:paragraph-rsid="0015e84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6f6d8" officeooo:paragraph-rsid="0016f6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fo:font-weight="bold" officeooo:rsid="0014db37" officeooo:paragraph-rsid="0014db3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3f1f" officeooo:paragraph-rsid="00153f1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e848" officeooo:paragraph-rsid="0015e84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bold" officeooo:rsid="0016f6d8" officeooo:paragraph-rsid="0016f6d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dcdd" officeooo:paragraph-rsid="0019dcd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fo:font-weight="bold" officeooo:rsid="001bd53e" officeooo:paragraph-rsid="001bd53e" style:font-size-asian="10.5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9dcdd" officeooo:paragraph-rsid="0019dcdd" fo:background-color="#1e1e1e" style:font-size-asian="10.5pt" style:font-weight-asian="bold" style:font-size-complex="12pt" style:font-weight-complex="bold"/>
    </style:style>
    <style:style style:name="P16" style:family="paragraph" style:parent-style-name="Standard">
      <style:paragraph-properties style:line-height-at-least="0.503cm"/>
      <style:text-properties fo:color="#d4d4d4" style:font-name="Liberation Mono" fo:font-size="12pt" fo:font-weight="normal" officeooo:rsid="0019dcdd" officeooo:paragraph-rsid="0019dcdd" fo:background-color="#1e1e1e" style:font-size-asian="10.5pt" style:font-size-complex="12pt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9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28pt" fo:font-weight="bold" officeooo:rsid="0014db37" officeooo:paragraph-rsid="0014db37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aaa87" officeooo:paragraph-rsid="0019dcd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aaa87" officeooo:paragraph-rsid="001aaa8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4db37" officeooo:paragraph-rsid="0014db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9dcdd" officeooo:paragraph-rsid="0016f6d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4db3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ce9178" officeooo:rsid="0019dcdd"/>
    </style:style>
    <style:style style:name="T5" style:family="text">
      <style:text-properties fo:color="#9cdcfe"/>
    </style:style>
    <style:style style:name="T6" style:family="text">
      <style:text-properties fo:color="#569cd6"/>
    </style:style>
    <style:style style:name="T7" style:family="text">
      <style:text-properties fo:color="#dcdcaa"/>
    </style:style>
    <style:style style:name="T8" style:family="text">
      <style:text-properties style:font-name="Liberation Mono" fo:font-size="12pt" fo:font-weight="bold" officeooo:rsid="0014db37" style:font-size-asian="10.5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jango begins</text:p>
      <text:p text:style-name="P1"/>
      <text:p text:style-name="P24"><text:span text:style-name="T8">$ </text:span><text:span text:style-name="Source_20_Text"><text:span text:style-name="T9">virtualenv -p python3 envname</text:span></text:span></text:p>
      <text:p text:style-name="P8"/>
      <text:p text:style-name="P8">=&gt; <text:span text:style-name="T1">create a virtual environment named venv.</text:span></text:p>
      <text:p text:style-name="P1"/>
      <text:p text:style-name="P8">$ source venv/bin/activate</text:p>
      <text:p text:style-name="P8"/>
      <text:p text:style-name="P8">=&gt; <text:span text:style-name="T1"><text:s/>go to the venv directory and</text:span> <text:span text:style-name="T1">activate the venv virtual environment.</text:span></text:p>
      <text:p text:style-name="P1"/>
      <text:p text:style-name="P8">(venv) $ deactivate</text:p>
      <text:p text:style-name="P8"/>
      <text:p text:style-name="P8">=&gt; <text:span text:style-name="T1">to deactivate the virtual environment.</text:span></text:p>
      <text:p text:style-name="P22"/>
      <text:p text:style-name="P1"/>
      <text:p text:style-name="P8">(venv) $ pip install django</text:p>
      <text:p text:style-name="P8"/>
      <text:p text:style-name="P8">=&gt; <text:span text:style-name="T1">to install django run this command.</text:span></text:p>
      <text:p text:style-name="P1"/>
      <text:p text:style-name="P1"/>
      <text:p text:style-name="P9">(venv) $ django-admin startproject my_proj</text:p>
      <text:p text:style-name="P9"/>
      <text:p text:style-name="P9">=&gt; <text:span text:style-name="T1">to create a project named my_proj run this command.</text:span></text:p>
      <text:p text:style-name="P4"/>
      <text:p text:style-name="P4"/>
      <text:p text:style-name="P9">(venv) $ ./manage.py runserver 0.0.0.0:9000</text:p>
      <text:p text:style-name="P9"/>
      <text:p text:style-name="P9">=&gt; <text:span text:style-name="T1">go to the directory where is the manage.py present and run the project using command runserver. 0.0.0.0:9000 is optional.</text:span></text:p>
      <text:p text:style-name="P4"/>
      <text:p text:style-name="P4"/>
      <text:p text:style-name="P13">(venv) $ python manage.py runserver --settings=myproject.settings</text:p>
      <text:p text:style-name="P13"/>
      <text:p text:style-name="P13">=&gt; <text:span text:style-name="T1">do this if settings module can’t be imported</text:span></text:p>
      <text:p text:style-name="P4"/>
      <text:p text:style-name="P4"/>
      <text:p text:style-name="P10">(venv) $ ./manage.py makemigrations</text:p>
      <text:p text:style-name="P10"/>
      <text:p text:style-name="P10">=&gt; <text:span text:style-name="T1">to create a migrations file for the changes has been made in the models -run this command. Note: it will not make changes in your database. To make changes in your database -run this command.</text:span></text:p>
      <text:p text:style-name="P6"/>
      <text:p text:style-name="P6"/>
      <text:p text:style-name="P10">(venv) $ ./manage.py migrate</text:p>
      <text:p text:style-name="P5"/>
      <text:p text:style-name="P10">=&gt; <text:span text:style-name="T1">to make changes in your database run this command.</text:span></text:p>
      <text:p text:style-name="P5"/>
      <text:p text:style-name="P5"/>
      <text:p text:style-name="P9">(venv) $ ./manage.py createsuperuser</text:p>
      <text:p text:style-name="P9"/>
      <text:p text:style-name="P9"><text:soft-page-break/>=&gt; <text:span text:style-name="T1">to create a superuser uses that command. It will give the access of admin panel.</text:span></text:p>
      <text:p text:style-name="P4"/>
      <text:p text:style-name="P4"/>
      <text:p text:style-name="P11">(venv) $ ./manage.py startapp my_app</text:p>
      <text:p text:style-name="P11"/>
      <text:p text:style-name="P11">=&gt; <text:span text:style-name="T1">to create a app named my_app use this command.</text:span></text:p>
      <text:p text:style-name="P7"/>
      <text:p text:style-name="P23"/>
      <text:p text:style-name="P2"/>
      <text:p text:style-name="P12">my_app/views.py</text:p>
      <text:p text:style-name="P12"/>
      <text:p text:style-name="P15"><text:bookmark-start text:name="__DdeLink__310_982018823"/><text:span text:style-name="T2">from</text:span> django.shortcuts <text:span text:style-name="T2">import</text:span> render</text:p>
      <text:p text:style-name="P14"><text:span text:style-name="T2">from</text:span> django.http <text:span text:style-name="T2">import</text:span> JsonResponse, HttpResponse</text:p>
      <text:p text:style-name="P17"/>
      <text:p text:style-name="P18"># Create your views here.</text:p>
      <text:p text:style-name="P14"><text:span text:style-name="T6">def</text:span> <text:span text:style-name="T7">index</text:span>(<text:span text:style-name="T5">request</text:span>):</text:p>
      <text:p text:style-name="P14"><text:span text:style-name="T2"><text:tab/>return</text:span> HttpResponse(<text:span text:style-name="T3">'&lt;h1&gt;Hi there&lt;/h1&gt;'</text:span>)<text:bookmark-end text:name="__DdeLink__310_982018823"/></text:p>
      <text:p text:style-name="P12"/>
      <text:p text:style-name="P3">In app’s view create a view ( index ) like that.</text:p>
      <text:p text:style-name="P21"/>
      <text:p text:style-name="P3"/>
      <text:p text:style-name="P2"/>
      <text:p text:style-name="P12">my_app/urls.py</text:p>
      <text:p text:style-name="P12"/>
      <text:p text:style-name="P15"><text:span text:style-name="T2">from</text:span> django.urls <text:span text:style-name="T2">import</text:span> path</text:p>
      <text:p text:style-name="P14"><text:span text:style-name="T2">from</text:span> .views <text:span text:style-name="T2">import</text:span> index</text:p>
      <text:p text:style-name="P17"/>
      <text:p text:style-name="P14">urlpatterns = [</text:p>
      <text:p text:style-name="P14"><text:tab/>path(<text:span text:style-name="T3">''</text:span>, index, <text:span text:style-name="T5">name</text:span>=<text:span text:style-name="T3">'index'</text:span>),</text:p>
      <text:p text:style-name="P14">]</text:p>
      <text:p text:style-name="P12"/>
      <text:p text:style-name="P2">In app’s url include the urls like that.</text:p>
      <text:p text:style-name="P20"/>
      <text:p text:style-name="P3"/>
      <text:p text:style-name="P2"/>
      <text:p text:style-name="P12">my_proj/urls.py</text:p>
      <text:p text:style-name="P12"/>
      <text:p text:style-name="P15"><text:span text:style-name="T2">from</text:span> django.contrib <text:span text:style-name="T2">import</text:span> admin</text:p>
      <text:p text:style-name="P14"><text:span text:style-name="T2">from</text:span> django.urls <text:span text:style-name="T2">import</text:span> path, include</text:p>
      <text:p text:style-name="P17"/>
      <text:p text:style-name="P14">urlpatterns = [</text:p>
      <text:p text:style-name="P14"><text:tab/>path(<text:span text:style-name="T3">'admin/'</text:span>, admin.site.urls),</text:p>
      <text:p text:style-name="P14"><text:tab/>path(<text:span text:style-name="T3">''</text:span>, include(<text:span text:style-name="T3">'</text:span><text:span text:style-name="T4">my</text:span><text:span text:style-name="T3">_app.urls'</text:span>)),</text:p>
      <text:p text:style-name="P14">]</text:p>
      <text:p text:style-name="P14"/>
      <text:p text:style-name="P16"/>
      <text:p text:style-name="P2">In main urls.py ( where settings.py exist ) include the path of my_app urls.</text:p>
      <text:p text:style-name="P2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27:00.752585864</meta:creation-date>
    <dc:date>2019-02-19T17:42:40.892800635</dc:date>
    <meta:editing-duration>PT1H51M2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82" meta:character-count="1827" meta:non-whitespace-character-count="1586"/>
  </office:meta>
</office:document-meta>
</file>